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eshua Ben Sira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On cooperative work/</text:p>
      <text:p text:style-name="P2">in educational institutions/</text:p>
      <text:p text:style-name="P2"/>
      <text:p text:style-name="P3">[Page 1]</text:p>
      <text:p text:style-name="P3">Brethren. <text:s/>If even all Jewish parents habitually/ engaged private teachers to instruct their children/ in the Hebrew language, in the reading and meaning/ of the accepted prayers, and the history of Holy Writ,/ I still would <text:span text:style-name="T2">still</text:span><text:span text:style-name="T4"> advocate the establishment of religious/ schools. <text:s/>The emulation which those are apt to create,/ sufficiently warrants their existence. <text:s/>The Sages of our people/ </text:span><text:span text:style-name="T2">showed</text:span><text:span text:style-name="T4"> evinced a right appreciation of such institutions, for,/ while admitting that from a Biblical point of view it/ behooves parents themselves to train their offspring into/ a knowledge of the Torah, as we read [Hebrew]/ "Ye shall teach them unto your children," nevertheless they/ entered into details about the system that should be/ followed at schools, the arranging of the classes and/ the promotion of pupils. <text:s/>The Talmudists recognized/ the fact that not every father has the capacity or/ leisure to perform his tuitionary obligation. <text:s/>To guard/ therefore against the possibility of raising a generation/ in ignorance of religion, the Rabbis ordered that no city/ where Jews </text:span><text:span text:style-name="T2">live</text:span><text:span text:style-name="T4"> dwell should be </text:span><text:span text:style-name="T2">destitute</text:span><text:span text:style-name="T4"> in want of school houses./ <text:s/></text:span><text:span text:style-name="T2">I need not add that they</text:span><text:span text:style-name="T4"> And all have heard that our Sages claim a higher degree of sanctity/</text:span></text:p>
      <text:p text:style-name="P3"><text:span text:style-name="T4"/></text:p>
      <text:p text:style-name="P3"><text:span text:style-name="T4">[Page 2]</text:span></text:p>
      <text:p text:style-name="P3"><text:span text:style-name="T4">for the humble rooms where the hearts and minds of/ our successors are fashioned in a Jewish mould, than for/ the most gorgeously built synagogues. <text:s/>Very interesting/ </text:span><text:span text:style-name="T2">it</text:span><text:span text:style-name="T4"> is </text:span><text:span text:style-name="T2">to read</text:span><text:span text:style-name="T4"> the history </text:span><text:span text:style-name="T2">and</text:span><text:span text:style-name="T4"> of the </text:span><text:soft-page-break/><text:span text:style-name="T4">gradual spreading/ of </text:span><text:span text:style-name="T2">scholastic</text:span><text:span text:style-name="T4"> educational institutions in Judea, and of the dif-/-ficulties and prejudices overcome before they grew into/ popular favor. <text:s/>For, like in our own days so in the days of antiquity, new ideas, however sound made a slow progress </text:span><text:span text:style-name="T2">in the days of antiquity.</text:span><text:span text:style-name="T4"> A wise provision </text:span><text:span text:style-name="T2">howeve</text:span><text:span text:style-name="T4"> of the Talmud was that which/ required of parents </text:span><text:span text:style-name="T2">ordinarily</text:span><text:span text:style-name="T4"> to send their children to/ religious schools ordinarily not later than when their little/ ones had reached their seventh year; for at that/ age the teacher can </text:span><text:span text:style-name="T2">enforce</text:span><text:span text:style-name="T4"> gently command discipline, and the/ pupils will receive such impression as are likely/ to be lasting. <text:s/>Now, Brethren, if in/ times when many a father considered it binding/ upon himself to teach his own children, and many/ a family hired a private instructor, religious schools were/ earnestly recommended and extensively established,/ how stronger the reason for their existence is in our/ </text:span><text:span text:style-name="T2">days</text:span><text:span text:style-name="T4"> times, when most fathers voluntarily, or unavoidably/ perhaps, have shaken off a god-given responsibility,/ and exceptional are the instances in which a salaried teacher at home supplies their neglect?/ <text:s/></text:span><text:span text:style-name="T2">is supplied by a salaried teacher at home?</text:span><text:span text:style-name="T4">/</text:span></text:p>
      <text:p text:style-name="P3"><text:span text:style-name="T4"/></text:p>
      <text:p text:style-name="P3"><text:span text:style-name="T4">[Page 3]</text:span></text:p>
      <text:p text:style-name="P3"><text:span text:style-name="T4">I may be told that the want is filled by Congregational/ schools; that these keep up a knowledge of what I/ </text:span><text:span text:style-name="T2">have described as</text:span><text:span text:style-name="T4"> deem essential for the preservation of pu-/-blic worship and </text:span><text:span text:style-name="T2">of</text:span><text:span text:style-name="T4"> for a correct understanding of/ Judaism. <text:s/>But personal observation has forced on/ my mind the unbiased conviction that the central object in/ the majority of those schools is a drilling of the/ young for the confirmation--a meaningless word, foreign/ to our belief. <text:s/>Few are the attendants who issue/ from </text:span><text:span text:style-name="T2">them</text:span><text:span text:style-name="T4"> such </text:span><text:span text:style-name="T2">these</text:span><text:span text:style-name="T4"> schools fully prepared to resist the materialism/ of our age by the spirit of our faith; exceedingly few/ </text:span><text:span text:style-name="T2">these</text:span><text:span text:style-name="T4"> the attendants whose acquaintance with Hebrew, qualifies them/ to </text:span><text:span text:style-name="T2">resist the</text:span><text:span text:style-name="T4"> become live participants in the Divine/ Services. <text:s/>So evident are the defects of which/ I speak, that a minister prominent in the school/ of "Reform" has been loud in his complaints, and has/ proposed to defer the confirmation to the sixteenth/ or seventeenth year of the confirmants in the hopes that previous </text:span><text:span text:style-name="T2">teaching</text:span><text:span text:style-name="T4"> culture/ will give then the ceremony </text:span><text:span text:style-name="T2">will have then</text:span><text:span text:style-name="T4"> some reality and spiritual/ efficacy. <text:s/>But inasmuch as to combine the culti-/-vation of the Bible language with the </text:span><text:span text:style-name="T2">study</text:span><text:span text:style-name="T4"> learning of the Bible/ </text:span></text:p>
      <text:p text:style-name="P3"><text:span text:style-name="T4"/></text:p>
      <text:p text:style-name="P3"><text:span text:style-name="T4">[Page 4]</text:span></text:p>
      <text:p text:style-name="P3"><text:span text:style-name="T4">history and doctrines is a task growing every day/ more difficult by reason of a multiplicity of secular studies, and a striving after accomplishments, a strong tendency, is exhibited to/ substitute English for Hebrew in the worship. <text:s/>Already/ one Congregation at Rochester has introduced the change/ &amp; at Cincinnati, where the Union college was avowedly/ established in the interest of Hebrew lore, and where its/ president has compiled his "Minhag America" mainly in/ Hebrew, a pressure is being brought about to the same/ </text:span><text:span text:style-name="T2">end</text:span><text:span text:style-name="T4"> effect. <text:s/>A late announcement informs the public that/ all Hebrew will be eliminated, leaving in their primitive/ language only the </text:span><text:span text:style-name="T5">Shemang</text:span><text:span text:style-name="T6"> and a few more familiar/ passages in the liturgy. <text:s/>Thus at a fell swoop is the work of Ezra/ </text:span><text:span text:style-name="T3">is</text:span><text:span text:style-name="T6"> carried away. </text:span><text:span text:style-name="T3">at a fell swoop</text:span><text:span text:style-name="T6"> For that new/ Moses and his colaborers, with a singleness of thought/ directed to the unification of our people, formulated/ prayers in Hebrew, when the Aramaic or Chaldaic/ was the vernacular tongue, and ordered the reading of/ the Torah at Synagogues in the original text, allowing/ an interpreter verbally to explain its meaning in the/ absence of printing, which was then unknown. <text:s/></text:span><text:span text:style-name="T3">They</text:span><text:span text:style-name="T6"> Our wise hearted/ guides of old would that the Hebrew might continue to remain the national/ language, the [Hebrew], the sacred tongue </text:span><text:span text:style-name="T3">of</text:span><text:span text:style-name="T6">, the medium/</text:span></text:p>
      <text:p text:style-name="P3"><text:span text:style-name="T6"/></text:p>
      <text:p text:style-name="P3"><text:span text:style-name="T6">[Page 5]</text:span></text:p>
      <text:p text:style-name="P3"><text:span text:style-name="T6">of communion with Israel's God, and of intercom-/-munion among Israel's preceptors. <text:s/>In it wrote Jeshua/ Ben Sira his </text:span><text:span text:style-name="T3">excellent</text:span><text:span text:style-name="T6"> admirable books of morals after the close of the Scriptural canon; in it were written other/ </text:span><text:span text:style-name="T3">books</text:span><text:span text:style-name="T6"> volumes of the Apocrypha, </text:span><text:span text:style-name="T3">written,</text:span><text:span text:style-name="T6"> according to the testimony/ of Origen and Jerome, early fathers of the Christian church./ <text:s/>In it has the Mishna or oral law been handed down/ to posterity; in it the Jewish poets of Moorish Spain/ gave us their matchless supplicatory effusions, </text:span><text:soft-page-break/><text:span text:style-name="T6">and in it parents,/ or their tuitionary substitutes trained the young, till </text:span><text:span text:style-name="T3">even</text:span><text:span text:style-name="T6"> within the first/ quarter of the present century. <text:s/>But now </text:span><text:span text:style-name="T3">it</text:span><text:span text:style-name="T6"> Hebrew has/ been relegated </text:span><text:span text:style-name="T3">to</text:span><text:span text:style-name="T6"> into the possession of Christians. <text:s/>They cherish it, and diffuse/ its knowledge, they unearth a wealth of learning which/ we despise, but which is our</text:span><text:span text:style-name="T3">s</text:span><text:span text:style-name="T6"> treasure, </text:span><text:span text:style-name="T3">deposited</text:span><text:span text:style-name="T6"> lying hidden in ancient/ libraries. <text:s/>Not long ago, a very scholarly/ colleague of mine who was in Philadelphia on a visit,/ deprecated in my presence the ignorance of Hebrew among/ our youths, and declared it a </text:span><text:span text:style-name="T3">loss</text:span><text:span text:style-name="T6"> danger to our solidarity and a shame, but I was/ reluctantly impelled to charge the Reform school,/ to which that minister belongs, with the prevailing/ evil, for that school has made the study of the Bible/ language unnecessary, since the worship it variously formulated has been virtually/</text:span></text:p>
      <text:p text:style-name="P3"><text:span text:style-name="T6"/></text:p>
      <text:p text:style-name="P3"><text:span text:style-name="T6">[Page 6]</text:span></text:p>
      <text:p text:style-name="P3"><text:span text:style-name="T6">reduced to </text:span><text:span text:style-name="T3">various</text:span><text:span text:style-name="T6"> polyglot hymnal service sung by a mixed choir of paid/ Jews and gentiles, and to a sermon more or less Jewish/ in its aim and character./</text:span></text:p>
      <text:p text:style-name="P3"><text:span text:style-name="T6">But do </text:span><text:span text:style-name="T3">we ourselves</text:span><text:span text:style-name="T6"> the </text:span><text:span text:style-name="T3">pretentious</text:span><text:span text:style-name="T6"> miscalled conservatives contribute to the preservation of/ the language which possessed so merited a value/ in the eyes of our fathers, and invisibly </text:span><text:span text:style-name="T3">an</text:span><text:span text:style-name="T6"> but </text:span><text:span text:style-name="T3">po-</text:span><text:span text:style-name="T6">/ -</text:span><text:span text:style-name="T3">tently knit</text:span><text:span text:style-name="T6"> marvelously welded our scattered race together? <text:s/>I must have/ shocked a member of my congregation whom I accidentally/ net last week. <text:s/>I </text:span><text:span text:style-name="T3">urged</text:span><text:span text:style-name="T6"> was urging him to see to the education of/ his children, and I begged that he would let them, while/ young, associated with their coevals of the Jewish faith, and/ be taught the language of our public prayers. <text:s/>He inter-/-rupted me by saying, that his oldest would before long/ become </text:span><text:span text:style-name="T5">Bar Mitzvah</text:span><text:span text:style-name="T6">, and therefore it might be advisable/ to have him prepared for the occasion. <text:s/></text:span><text:span text:style-name="T3">at that</text:span><text:span text:style-name="T6"> Whereupon I simply remarked:/ "that is the least" "Why," he answered, as if surprised "Do you mean to say/ that the ceremony is of no account?" <text:s/>"No," I rejoined:/ "No, whenever a preliminary education, which ought to begin/ as early as the child's </text:span><text:span text:style-name="T3">power of observation</text:span><text:span text:style-name="T6"> mental development begins</text:span><text:span text:style-name="T3">, to develop,</text:span><text:span text:style-name="T6"> has fitted/ the lad for an intelligent rendering of a chapter of the Torah,/ and an appreciation of the words addressed to him/ from the pulpit. <text:s/>But when nothing Jewish in its/</text:span></text:p>
      <text:p text:style-name="P3"><text:span text:style-name="T6"/></text:p>
      <text:p text:style-name="P3"><text:span text:style-name="T6">[Page 7]</text:span></text:p>
      <text:p text:style-name="P6"><text:span text:style-name="T7">letter</text:span><text:span text:style-name="T6"> form and </text:span><text:span text:style-name="T7">in its</text:span><text:span text:style-name="T6"> spirit has been previously </text:span><text:span text:style-name="T7">shown</text:span><text:span text:style-name="T6">/ imparted, then the Bar Mitzvah ceremony is indeed/ a misapplication of the Rabbinical ordinance. <text:s/>It misleads/ </text:span><text:span text:style-name="T7">-ing to</text:span><text:span text:style-name="T6"> the lad; </text:span><text:span text:style-name="T7">and allusive</text:span><text:span text:style-name="T6"> it is a delusion to his parents." <text:s/>My Brethren./ <text:s/></text:span><text:span text:style-name="T7">It is to</text:span><text:span text:style-name="T6"> An eager wish to help in the dissemination/ of Hebrew knowledge and Hebrew doctrines </text:span><text:span text:style-name="T7">that</text:span><text:span text:style-name="T6"> gave origin to our/ free schools. <text:s/></text:span><text:span text:style-name="T7">owe their origin</text:span><text:span text:style-name="T6"> Yet, the number of/ pupils who avail themselves of the</text:span><text:span text:style-name="T7">reof</text:span><text:span text:style-name="T6"> endeavours of public spirited Philadelphians does by no means/ represent the large Jewish population, unattached to/ any congregation, and for whose benefit these institutions/ were chiefly established. <text:s/>Our Sunday schools do/ draw an attendance to which we might point with/ a hearty satisfaction, if the </text:span><text:span text:style-name="T7">instruction</text:span><text:span text:style-name="T6"> inclination of the/ young </text:span><text:span text:style-name="T7">ones</text:span><text:span text:style-name="T6"> to enter the classes, was encouraged by the/ gratuitous teaching of their elders. <text:s/>I did not disguise/ </text:span><text:span text:style-name="T7">upon</text:span><text:span text:style-name="T6"> on Sunday last the painful sensation I experienced/ on entering the Southern school. <text:s/>The new superin-/-tendent, who, </text:span><text:span text:style-name="T7">kindly</text:span><text:span text:style-name="T6"> responding to </text:span><text:span text:style-name="T7">a sense of duty, her</text:span><text:span text:style-name="T6"> her own laudable promptings, assumed an onerous office on/ trial, was </text:span><text:span text:style-name="T7">trying</text:span><text:span text:style-name="T6"> doing her utmost to overcome insuferable[sic!]/ difficulties--to supply instruction for classes without/ instructors, to maintain order among scores of boys,/ disorderly by the reason of the lack of teachers, to supervise/</text:span></text:p>
      <text:p text:style-name="P6"><text:span text:style-name="T6"/></text:p>
      <text:p text:style-name="P6"><text:span text:style-name="T6">[Page 8]</text:span></text:p>
      <text:p text:style-name="P6"><text:span text:style-name="T6">the infant school in an upper room, while her/ presence was needed in the lower rooms, and to/ make the usual weekly record of matters connected/ with the institution. <text:s/>It is not my/ purpose, nor would it be sensible to chide and to/ censure. <text:s/>But for the sake of this cause, and as I/ sincerely think that Sunday schools prevent a/ stagnation of the Jewish sentiment; as I believe/ that, though not of immediate advantage to Hebrew/ </text:span><text:span text:style-name="T7">learning</text:span><text:span text:style-name="T6"> culture, Sunday Schools by bringing our little ones together, </text:span><text:soft-page-break/><text:span text:style-name="T6">foster mutual attachment/ among all classes of Israelites, </text:span><text:span text:style-name="T7">by the act of bringing</text:span><text:span text:style-name="T6">/ </text:span><text:span text:style-name="T7">our little ones to gather,</text:span><text:span text:style-name="T6"> and that by imparting Bible/ lessons in the vernacular, they furnish our rising gene-/-ration with arms of defense against apostasy or/ atheism, therefore I again appeal to my hearers/ in all earnestness. <text:s/>Brothers and sisters in faith./ <text:s/>Do not suffer the Southern Sunday School to </text:span><text:span text:style-name="T7">go</text:span><text:span text:style-name="T6"> fall/ into decay. <text:s/>Within a short distance from thence,/ </text:span><text:span text:style-name="T7">the Bedford</text:span><text:span text:style-name="T6"> a mission school is in active operation full/ of vim and vigour. <text:s/>Those who lend it time, mind/ and means, do not stop to inquire into the character/</text:span></text:p>
      <text:p text:style-name="P6"><text:span text:style-name="T6"/></text:p>
      <text:p text:style-name="P6"><text:span text:style-name="T6">[Page 9]</text:span></text:p>
      <text:p text:style-name="P6"><text:span text:style-name="T6">of the locality. <text:s/>On the contrary, the lowlier/ the surroundings, the stronger is the incentive to/ labor zealously in order to lift them up to social purification./ <text:s/>We may profit by the example of men and women/ who, mistakenly but honestly, seek to attract our child-/-ren into their fold</text:span><text:span text:style-name="T7">s</text:span><text:span text:style-name="T6">, and who would rejoice at the closing/ of our Southern Sunday School. <text:s/>At one time we raised/ a double wall against our religious opponents--our/ Sunday Schools in the morning, and our Sewing schools/ in the afternoon. <text:s/>Must I lament the extinction/ of the latter? <text:s/>The fall season is nearly at end end[sic!],/ and no indication of an effort to resume has been/ yet shown. <text:s/>If the children whom I lately saw/ waiting in anxious expectation at the doors of the Hebrew/ Education society school for the reopening of a sewing/ school, are lured </text:span><text:span text:style-name="T7">into</text:span><text:span text:style-name="T6"> away--If they enter christian institutions of the same/ nature, and learn to sing praises to a man-god/ in the hopes of receiving gifts at his supposed natal day,/ our culpable negligence will be accountable for the/ offense against the One uncreated God of Israel./ <text:s/>I grieve, my Brethren, when I reflect that the love/ of ease is so much stronger in us than the love of religion./</text:span></text:p>
      <text:p text:style-name="P6"><text:span text:style-name="T6"/></text:p>
      <text:p text:style-name="P6"><text:span text:style-name="T6">[Page 10]</text:span></text:p>
      <text:p text:style-name="P6"><text:span text:style-name="T6">In moments of noble enthusiasm we undertake/ what will further a sacred object, but soon is our/ ardor dampened. <text:s/>Obstacles which we meet, and which/ we magnify, personal likes and dislikes, the idea/ that others may be found </text:span><text:span text:style-name="T7">more able, or</text:span><text:span text:style-name="T6"> who are abler than we, or can command</text:span><text:span text:style-name="T7">ing</text:span><text:span text:style-name="T6">/ more leisure, are the ill-advisers that hinder the/ inscribing of our names in the book of the righteous./ <text:s/>Oh! that we would realize our capacities! <text:s/>Singly we may/ accomplish nothing, but if we join our forces, the/ </text:span><text:span text:style-name="T7">weak fl</text:span><text:span text:style-name="T6"> feeblest in our midst may do Judaism blessed/ services. <text:s/>Let me tell it in the Bible language:/ [Hebrew] "the weak must say, "I am strong"! <text:s/>" I will/ let a sense of obligation to the Lord I worship infuse/ into me an irresistible will to take part in whatever/ promotes the welfare of Israel, educationally, charitably/ congregationally. <text:s/>What I was wont to call "inconvenience"/ I shall deem a pleasure, stumbling blocks in my way, </text:span><text:span text:style-name="T7">shall</text:span><text:span text:style-name="T6"> will/ be removed by a united power, and I shall enjoy the/ delight of </text:span><text:span text:style-name="T7">having labored</text:span><text:span text:style-name="T6"> contemplating the solid foundations of my people's/ progress." <text:s/>Brothers and sisters in faith. <text:s/>Let the coming winter/ &amp; spring see us all engaged in that holy undertak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4:49:31.15</meta:creation-date>
    <meta:document-statistic meta:table-count="0" meta:image-count="0" meta:object-count="0" meta:page-count="5" meta:paragraph-count="84" meta:word-count="2310" meta:character-count="14224"/>
    <dc:date>2013-02-20T15:51:58.52</dc:date>
    <meta:editing-duration>PT3M55S</meta:editing-duration>
    <meta:editing-cycles>1</meta:editing-cycles>
    <meta:generator>OpenOffice.org/3.4.1$Win32 OpenOffice.org_project/341m1$Build-9593</meta:generator>
  </office:meta>
</office:document-meta>
</file>